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918c7" officeooo:paragraph-rsid="001918c7"/>
    </style:style>
    <style:style style:name="P2" style:family="paragraph" style:parent-style-name="Standard">
      <style:paragraph-properties fo:text-align="center" style:justify-single-word="false"/>
      <style:text-properties officeooo:rsid="001918c7" officeooo:paragraph-rsid="001918c7"/>
    </style:style>
    <style:style style:name="P3" style:family="paragraph" style:parent-style-name="Standard">
      <style:text-properties fo:font-style="italic" officeooo:rsid="001918c7" officeooo:paragraph-rsid="001918c7" style:font-style-asian="italic" style:font-style-complex="italic"/>
    </style:style>
    <style:style style:name="P4" style:family="paragraph" style:parent-style-name="Standard">
      <style:text-properties officeooo:rsid="001a64b1" officeooo:paragraph-rsid="001a64b1"/>
    </style:style>
    <style:style style:name="P5" style:family="paragraph" style:parent-style-name="Standard">
      <style:text-properties officeooo:rsid="001af501" officeooo:paragraph-rsid="001af501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officeooo:rsid="001a64b1"/>
    </style:style>
    <style:style style:name="T2" style:family="text">
      <style:text-properties officeooo:rsid="001af501"/>
    </style:style>
    <style:style style:name="T3" style:family="text">
      <style:text-properties officeooo:rsid="001cd71b"/>
    </style:style>
    <style:style style:name="gr1" style:family="graphic">
      <style:graphic-properties draw:textarea-horizontal-align="justify" draw:textarea-vertical-align="middle" draw:auto-grow-height="false" fo:min-height="0.1146in" fo:min-width="0.6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draw:marker-start-width="0.1689in" draw:marker-end-width="0.1689in" draw:textarea-horizontal-align="justify" draw:textarea-vertical-align="middle" draw:auto-grow-height="false" fo:min-height="1.8902in" fo:min-width="2.645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Fine_20_Dashed" svg:stroke-width="0.0201in" svg:stroke-color="#000000" draw:marker-start-width="0.1689in" draw:marker-end-width="0.1689in" draw:fill="none" draw:textarea-horizontal-align="justify" draw:textarea-vertical-align="middle" draw:auto-grow-height="false" fo:min-height="0.9602in" fo:min-width="1.338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201in" svg:stroke-color="#000000" draw:marker-start-width="0.1689in" draw:marker-end-width="0.1689in" draw:textarea-horizontal-align="justify" draw:textarea-vertical-align="middle" draw:auto-grow-height="false" fo:min-height="0.1228in" fo:min-width="0.633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elf-Producing Box Design</text:p>
      <text:p text:style-name="P2">by Sven Nilsen, 2021</text:p>
      <text:p text:style-name="P1"/>
      <text:p text:style-name="P3">In this paper I introduce a simple open-ended box-design that consists of 16 idential parts, where each part fits inside the box. This simple example is meant to give intuition about self-producing designs.</text:p>
      <text:p text:style-name="P1"/>
      <text:p text:style-name="P1"><draw:custom-shape text:anchor-type="paragraph" draw:z-index="1" draw:name="Shape1" draw:style-name="gr2" draw:text-style-name="P6" svg:width="2.6461in" svg:height="1.8906in" svg:x="2.2201in" svg:y="0.5874in"><text:p/><draw:enhanced-geometry svg:viewBox="0 0 21600 21600" draw:type="rectangle" draw:enhanced-path="M 0 0 L 21600 0 21600 21600 0 21600 0 0 Z N"/></draw:custom-shape><draw:line text:anchor-type="paragraph" draw:z-index="2" draw:name="Shape2" draw:style-name="gr3" draw:text-style-name="P6" svg:x1="3.5583in" svg:y1="0.5874in" svg:x2="3.5583in" svg:y2="2.4776in"><text:p/></draw:line><draw:line text:anchor-type="paragraph" draw:z-index="3" draw:name="Shape3" draw:style-name="gr3" draw:text-style-name="P6" svg:x1="2.2201in" svg:y1="1.5484in" svg:x2="4.8657in" svg:y2="1.5409in"><text:p/></draw:line><draw:custom-shape text:anchor-type="paragraph" draw:z-index="4" draw:name="Shape4" draw:style-name="gr4" draw:text-style-name="P7" svg:width="1.3386in" svg:height="0.9606in" svg:x="2.9126in" svg:y="1.0917in"><text:p/><draw:enhanced-geometry svg:viewBox="0 0 21600 21600" draw:type="rectangle" draw:enhanced-path="M 0 0 L 21600 0 21600 21600 0 21600 0 0 Z N"/></draw:custom-shape>The basic idea is that a rectangle consisting of 4 parts cover<text:span text:style-name="T1">ing</text:span> a single part:</text:p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17" draw:name="Shape6" draw:style-name="gr6" svg:width="0.7248in" svg:height="0.2441in" svg:x="1.9764in" svg:y="0.0744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8" draw:name="Shape6" draw:style-name="gr6" svg:width="0.7248in" svg:height="0.2441in" svg:x="4.4098in" svg:y="0.081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Imagine that the box is a factory, open at the ends, where the part being factorized is moving through.</text:p>
      <text:p text:style-name="P4"/>
      <text:p text:style-name="P4">By extending this idea to 3D, there are 16 parts that makes up one unit of the factory, 4 for each side,<text:line-break/><text:span text:style-name="T2">which together creates a boundary around the factorized part, a controlled environment for production.</text:span></text:p>
      <text:p text:style-name="P4"/>
      <text:p text:style-name="P1"><draw:line text:anchor-type="paragraph" draw:z-index="5" draw:name="Shape5" draw:style-name="gr3" draw:text-style-name="P6" svg:x1="3.5984in" svg:y1="1.3181in" svg:x2="3.5984in" svg:y2="0.3949in"><text:p/></draw:line><draw:line text:anchor-type="paragraph" draw:z-index="6" draw:name="Shape5" draw:style-name="gr3" draw:text-style-name="P6" svg:x1="2.3146in" svg:y1="1.1354in" svg:x2="2.3146in" svg:y2="0.3949in"><text:p/></draw:line><draw:line text:anchor-type="paragraph" draw:z-index="7" draw:name="Shape5" draw:style-name="gr3" draw:text-style-name="P6" svg:x1="3.5984in" svg:y1="0.3949in" svg:x2="2.3146in" svg:y2="0.3949in"><text:p/></draw:line><draw:line text:anchor-type="paragraph" draw:z-index="8" draw:name="Shape5" draw:style-name="gr3" draw:text-style-name="P6" svg:x1="3.5984in" svg:y1="1.3181in" svg:x2="2.3146in" svg:y2="1.1354in"><text:p/></draw:line><draw:line text:anchor-type="paragraph" draw:z-index="9" draw:name="Shape5" draw:style-name="gr3" draw:text-style-name="P6" svg:x1="4.3929in" svg:y1="1.2094in" svg:x2="4.3929in" svg:y2="0.2862in"><text:p/></draw:line><draw:line text:anchor-type="paragraph" draw:z-index="10" draw:name="Shape5" draw:style-name="gr5" draw:text-style-name="P6" svg:x1="3.1094in" svg:y1="1.0268in" svg:x2="3.1094in" svg:y2="0.3949in"><text:p/></draw:line><draw:line text:anchor-type="paragraph" draw:z-index="11" draw:name="Shape5" draw:style-name="gr5" draw:text-style-name="P6" svg:x1="4.3933in" svg:y1="1.2094in" svg:x2="3.1094in" svg:y2="1.0268in"><text:p/></draw:line><draw:line text:anchor-type="paragraph" draw:z-index="12" draw:name="Shape5" draw:style-name="gr3" draw:text-style-name="P6" svg:x1="4.3933in" svg:y1="0.2862in" svg:x2="3.1094in" svg:y2="0.2862in"><text:p/></draw:line><draw:line text:anchor-type="paragraph" draw:z-index="13" draw:name="Shape5" draw:style-name="gr3" draw:text-style-name="P6" svg:x1="2.3146in" svg:y1="0.3949in" svg:x2="3.1094in" svg:y2="0.2862in"><text:p/></draw:line><draw:line text:anchor-type="paragraph" draw:z-index="14" draw:name="Shape5" draw:style-name="gr5" draw:text-style-name="P6" svg:x1="2.3146in" svg:y1="1.1354in" svg:x2="3.1094in" svg:y2="1.0268in"><text:p/></draw:line><draw:line text:anchor-type="paragraph" draw:z-index="15" draw:name="Shape5" draw:style-name="gr3" draw:text-style-name="P6" svg:x1="3.5984in" svg:y1="1.3181in" svg:x2="4.3933in" svg:y2="1.2094in"><text:p/></draw:line><draw:line text:anchor-type="paragraph" draw:z-index="16" draw:name="Shape5" draw:style-name="gr3" draw:text-style-name="P6" svg:x1="3.5984in" svg:y1="0.3949in" svg:x2="4.3933in" svg:y2="0.2862in"><text:p/></draw:line><draw:line text:anchor-type="paragraph" draw:z-index="19" draw:name="Shape7" draw:style-name="gr7" draw:text-style-name="P6" svg:x1="2.9445in" svg:y1="0.3945in" svg:x2="2.9445in" svg:y2="1.2291in"><text:p/></draw:line><draw:line text:anchor-type="paragraph" draw:z-index="20" draw:name="Shape8" draw:style-name="gr7" draw:text-style-name="P6" svg:x1="2.3146in" svg:y1="0.7882in" svg:x2="3.5984in" svg:y2="0.8673in"><text:p/></draw:line><draw:custom-shape text:anchor-type="paragraph" draw:z-index="21" draw:name="Shape9" draw:style-name="gr1" svg:width="0.7953in" svg:height="0.2287in" svg:x="4.0311in" svg:y="0.6516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0" draw:name="Shape9" draw:style-name="gr1" svg:width="0.7953in" svg:height="0.2287in" svg:x="1.9366in" svg:y="0.63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>This open-ended box design could be oriented horizontally or vertically.</text:p>
      <text:p text:style-name="P5">In the vertical case, one could exploit the potential energy to simplify the <text:span text:style-name="T3">circuitry of </text:span>factory design.</text:p>
      <text:p text:style-name="P5"/>
      <text:p text:style-name="P5">This design also allows chaining multiple open-ended boxes together, creating a production pipeline.</text:p>
      <text:p text:style-name="P5">Each factory unit could perform a specialized task. <text:span text:style-name="T3">This also means that the factory as whole must be able to produce specialized factory units, in order to create a copy of itself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5T19:39:36.599077000</meta:creation-date>
    <dc:date>2021-03-15T20:18:41.675967000</dc:date>
    <meta:editing-duration>PT5M22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10" meta:word-count="182" meta:character-count="1099" meta:non-whitespace-character-count="927"/>
  </office:meta>
</office:document-meta>
</file>